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5.159cm" fo:break-before="auto" style:use-optimal-row-height="false"/>
    </style:style>
    <style:style style:name="ro14" style:family="table-row">
      <style:table-row-properties style:row-height="0.762cm" fo:break-before="auto" style:use-optimal-row-height="false"/>
    </style:style>
    <style:style style:name="ro15"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9">
          <table:table-cell table:style-name="ce4" office:value-type="float" office:value="7">
            <text:p>7</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8">
            <text:p>8</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9">
            <text:p>9</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0">
            <text:p>10</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1">
            <text:p>11</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2">
            <text:p>12</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4" office:value-type="float" office:value="13">
            <text:p>13</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table:style-name="ce4" office:value-type="float" office:value="14">
            <text:p>14</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6">
            <text:p>16</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7">
            <text:p>17</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9" office:value-type="float" office:value="18">
            <text:p>18</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19">
            <text:p>19</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0">
            <text:p>20</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1">
            <text:p>21</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2">
            <text:p>22</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office:value-type="float" office:value="23">
            <text:p>23</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4">
            <text:p>24</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office:value-type="float" office:value="25">
            <text:p>25</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office:value-type="float" office:value="26">
            <text:p>26</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office:value-type="float" office:value="27">
            <text:p>27</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style-name="ce4" office:value-type="float" office:value="28">
            <text:p>28</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table:style-name="ce4" office:value-type="float" office:value="29">
            <text:p>29</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office:value-type="float" office:value="30">
            <text:p>30</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10" office:value-type="float" office:value="31">
            <text:p>31</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table:style-name="ce4" office:value-type="float" office:value="32">
            <text:p>32</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table:style-name="ce4" office:value-type="float" office:value="33">
            <text:p>33</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table:style-name="ce10" office:value-type="float" office:value="34">
            <text:p>34</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table:style-name="ce4" office:value-type="float" office:value="35">
            <text:p>35</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4" office:value-type="float" office:value="36">
            <text:p>36</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table:style-name="ce4" office:value-type="float" office:value="37">
            <text:p>37</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table:style-name="ce4" office:value-type="float" office:value="38">
            <text:p>38</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4" office:value-type="float" office:value="39">
            <text:p>39</text:p>
          </table:table-cell>
          <table:table-cell/>
          <table:table-cell office:value-type="string">
            <text:p>err_txt_docu_nover</text:p>
          </table:table-cell>
          <table:table-cell/>
          <table:table-cell table:style-name="ce17" office:value-type="string">
            <text:p>wDocumento non controllato (opzioni, usate 'Verifica')</text:p>
          </table:table-cell>
          <table:table-cell table:number-columns-repeated="1019"/>
        </table:table-row>
        <table:table-row table:style-name="ro1">
          <table:table-cell table:style-name="ce10" office:value-type="float" office:value="40">
            <text:p>40</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table:style-name="ce4" office:value-type="float" office:value="41">
            <text:p>41</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table:style-name="ce4" office:value-type="float" office:value="42">
            <text:p>42</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table:style-name="ce10" office:value-type="float" office:value="43">
            <text:p>43</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table:style-name="ce4" office:value-type="float" office:value="44">
            <text:p>44</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4" office:value-type="float" office:value="45">
            <text:p>45</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table:style-name="ce4" office:value-type="float" office:value="46">
            <text:p>46</text:p>
          </table:table-cell>
          <table:table-cell table:style-name="ce12" office:value-type="string">
            <text:p>The intermediate titles</text:p>
          </table:table-cell>
          <table:table-cell table:style-name="ce12" office:value-type="string">
            <text:p>err_txt_title1</text:p>
          </table:table-cell>
          <table:table-cell table:style-name="ce10"/>
          <table:table-cell table:style-name="ce10" office:value-type="string">
            <text:p>iRilasciato da:</text:p>
          </table:table-cell>
          <table:table-cell table:style-name="ce10"/>
          <table:table-cell table:style-name="ce12" table:number-columns-repeated="1018"/>
        </table:table-row>
        <table:table-row table:style-name="ro1">
          <table:table-cell table:style-name="ce4" office:value-type="float" office:value="47">
            <text:p>47</text:p>
          </table:table-cell>
          <table:table-cell/>
          <table:table-cell office:value-type="string">
            <text:p>err_txt_title2</text:p>
          </table:table-cell>
          <table:table-cell/>
          <table:table-cell office:value-type="string">
            <text:p>iData e ora della firma:</text:p>
          </table:table-cell>
          <table:table-cell table:number-columns-repeated="1019"/>
        </table:table-row>
        <table:table-row table:style-name="ro1">
          <table:table-cell table:style-name="ce4" office:value-type="float" office:value="48">
            <text:p>48</text:p>
          </table:table-cell>
          <table:table-cell/>
          <table:table-cell office:value-type="string">
            <text:p>err_txt_title0</text:p>
          </table:table-cell>
          <table:table-cell/>
          <table:table-cell office:value-type="string">
            <text:p>iFirmato da:</text:p>
          </table:table-cell>
          <table:table-cell table:number-columns-repeated="1019"/>
        </table:table-row>
        <table:table-row table:style-name="ro1">
          <table:table-cell table:style-name="ce10" office:value-type="float" office:value="49">
            <text:p>49</text:p>
          </table:table-cell>
          <table:table-cell table:style-name="ce12" office:value-type="string">
            <text:p>Time stamping types</text:p>
          </table:table-cell>
          <table:table-cell table:style-name="ce12" office:value-type="string">
            <text:p>txt_times_serv1</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4" office:value-type="float" office:value="50">
            <text:p>50</text:p>
          </table:table-cell>
          <table:table-cell/>
          <table:table-cell office:value-type="string">
            <text:p>txt_times_serv2</text:p>
          </table:table-cell>
          <table:table-cell/>
          <table:table-cell office:value-type="string">
            <text:p>rmarca temporale il </text:p>
          </table:table-cell>
          <table:table-cell table:number-columns-repeated="1019"/>
        </table:table-row>
        <table:table-row table:style-name="ro1">
          <table:table-cell table:style-name="ce4" office:value-type="float" office:value="51">
            <text:p>51</text:p>
          </table:table-cell>
          <table:table-cell/>
          <table:table-cell office:value-type="string">
            <text:p>txt_time_pc1</text:p>
          </table:table-cell>
          <table:table-cell/>
          <table:table-cell table:style-name="Default" office:value-type="string">
            <text:p>rData e ora della firma dal PC</text:p>
          </table:table-cell>
          <table:table-cell table:number-columns-repeated="1019"/>
        </table:table-row>
        <table:table-row table:style-name="ro1">
          <table:table-cell table:style-name="ce10" office:value-type="float" office:value="52">
            <text:p>52</text:p>
          </table:table-cell>
          <table:table-cell/>
          <table:table-cell office:value-type="string">
            <text:p>txt_time_pc2</text:p>
          </table:table-cell>
          <table:table-cell/>
          <table:table-cell table:style-name="Default" office:value-type="string">
            <text:p>rdel firmatario.</text:p>
          </table:table-cell>
          <table:table-cell table:number-columns-repeated="1019"/>
        </table:table-row>
        <table:table-row table:style-name="ro1">
          <table:table-cell table:style-name="ce4" office:value-type="float" office:value="53">
            <text:p>53</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table:style-name="ce4" office:value-type="float" office:value="54">
            <text:p>54</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table:style-name="ce4" office:value-type="float" office:value="55">
            <text:p>55</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table:style-name="ce10" office:value-type="float" office:value="56">
            <text:p>56</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table:style-name="ce4" office:value-type="float" office:value="57">
            <text:p>57</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table:style-name="ce4" office:value-type="float" office:value="58">
            <text:p>58</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table:style-name="ce4" office:value-type="float" office:value="59">
            <text:p>59</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table:style-name="ce4" office:value-type="float" office:value="60">
            <text:p>60</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table:style-name="ce4" office:value-type="float" office:value="61">
            <text:p>61</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2">
          <table:table-cell table:style-name="ce4" office:value-type="float" office:value="62">
            <text:p>62</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 table:number-rows-repeated="32704">
          <table:table-cell table:style-name="ce4"/>
          <table:table-cell table:number-columns-repeated="1023"/>
        </table:table-row>
        <table:table-row table:style-name="ro3" table:number-rows-repeated="32768">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3">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4">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5">
          <table:table-cell table:style-name="ce20" table:formula="of:=[.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5">
          <table:table-cell table:style-name="ce20" table:formula="of:=[.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5">
          <table:table-cell table:style-name="ce20" table:formula="of:=[.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5">
          <table:table-cell table:style-name="ce20" table:formula="of:=[.A7]+1" office:value-type="float" office:value="5">
            <text:p>5</text:p>
          </table:table-cell>
          <table:table-cell table:number-columns-repeated="2"/>
          <table:table-cell table:style-name="ce21" table:number-columns-repeated="3"/>
          <table:table-cell table:number-columns-repeated="1018"/>
        </table:table-row>
        <table:table-row table:style-name="ro15">
          <table:table-cell table:style-name="ce20" table:formula="of:=[.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5">
          <table:table-cell table:style-name="ce20" table:formula="of:=[.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5">
          <table:table-cell table:style-name="ce20" table:formula="of:=[.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5">
          <table:table-cell table:style-name="ce20" table:formula="of:=[.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5">
          <table:table-cell table:style-name="ce20" table:formula="of:=[.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5">
          <table:table-cell table:style-name="ce20" table:formula="of:=[.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5">
          <table:table-cell table:style-name="ce20" table:formula="of:=[.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5">
          <table:table-cell table:style-name="ce20" table:formula="of:=[.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5">
          <table:table-cell table:style-name="ce20" table:formula="of:=[.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5">
          <table:table-cell table:style-name="ce20" table:formula="of:=[.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5">
          <table:table-cell table:style-name="ce20" table:formula="of:=[.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5">
          <table:table-cell table:style-name="ce20" table:formula="of:=[.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5">
          <table:table-cell table:style-name="ce20" table:formula="of:=[.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5">
          <table:table-cell table:style-name="ce20" table:formula="of:=[.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5">
          <table:table-cell table:style-name="ce20" table:formula="of:=[.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5">
          <table:table-cell table:style-name="ce20" table:formula="of:=[.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5">
          <table:table-cell table:style-name="ce20" table:formula="of:=[.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5">
          <table:table-cell table:style-name="ce20" table:formula="of:=[.A25]+1" office:value-type="float" office:value="23">
            <text:p>23</text:p>
          </table:table-cell>
          <table:table-cell table:number-columns-repeated="2"/>
          <table:table-cell table:style-name="ce21" table:number-columns-repeated="3"/>
          <table:table-cell table:number-columns-repeated="1018"/>
        </table:table-row>
        <table:table-row table:style-name="ro15">
          <table:table-cell table:style-name="ce20" table:formula="of:=[.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5">
          <table:table-cell table:style-name="ce20" table:formula="of:=[.A27]+1" office:value-type="float" office:value="25">
            <text:p>25</text:p>
          </table:table-cell>
          <table:table-cell table:number-columns-repeated="2"/>
          <table:table-cell table:style-name="ce21" table:number-columns-repeated="3"/>
          <table:table-cell table:number-columns-repeated="1018"/>
        </table:table-row>
        <table:table-row table:style-name="ro15">
          <table:table-cell table:style-name="ce20" table:formula="of:=[.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5">
          <table:table-cell table:style-name="ce20" table:formula="of:=[.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5">
          <table:table-cell table:style-name="ce20" table:formula="of:=[.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5">
          <table:table-cell table:style-name="ce20" table:formula="of:=[.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5">
          <table:table-cell table:style-name="ce20" table:formula="of:=[.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5">
          <table:table-cell table:style-name="ce20" table:formula="of:=[.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5">
          <table:table-cell table:style-name="ce20" table:formula="of:=[.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5">
          <table:table-cell table:style-name="ce20" table:formula="of:=[.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5">
          <table:table-cell table:style-name="ce20" table:formula="of:=[.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5">
          <table:table-cell table:style-name="ce20" table:formula="of:=[.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5">
          <table:table-cell table:style-name="ce20" table:formula="of:=[.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5">
          <table:table-cell table:style-name="ce20" table:formula="of:=[.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5">
          <table:table-cell table:style-name="ce20" table:formula="of:=[.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5">
          <table:table-cell table:style-name="ce20" table:formula="of:=[.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5">
          <table:table-cell table:style-name="ce20" table:formula="of:=[.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5">
          <table:table-cell table:style-name="ce20" table:formula="of:=[.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5">
          <table:table-cell table:style-name="ce20" table:formula="of:=[.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5">
          <table:table-cell table:style-name="ce20" table:formula="of:=[.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5">
          <table:table-cell table:style-name="ce20" table:formula="of:=[.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5">
          <table:table-cell table:style-name="ce20" table:formula="of:=[.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5">
          <table:table-cell table:style-name="ce20" table:formula="of:=[.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5">
          <table:table-cell table:style-name="ce20" table:formula="of:=[.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5">
          <table:table-cell table:style-name="ce20" table:formula="of:=[.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5">
          <table:table-cell table:style-name="ce20" table:formula="of:=[.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5">
          <table:table-cell table:style-name="ce20" table:formula="of:=[.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5">
          <table:table-cell table:style-name="ce20" table:formula="of:=[.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5">
          <table:table-cell table:style-name="ce20" table:formula="of:=[.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5">
          <table:table-cell table:style-name="ce20" table:formula="of:=[.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5">
          <table:table-cell table:style-name="ce20" table:formula="of:=[.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5">
          <table:table-cell table:style-name="ce20" table:formula="of:=[.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5">
          <table:table-cell table:style-name="ce20" table:formula="of:=[.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5">
          <table:table-cell table:style-name="ce20" table:formula="of:=[.A59]+1" office:value-type="float" office:value="57">
            <text:p>57</text:p>
          </table:table-cell>
          <table:table-cell table:number-columns-repeated="2"/>
          <table:table-cell table:style-name="ce21" table:number-columns-repeated="3"/>
          <table:table-cell table:number-columns-repeated="1018"/>
        </table:table-row>
        <table:table-row table:style-name="ro15">
          <table:table-cell table:style-name="ce20" table:formula="of:=[.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5">
          <table:table-cell table:style-name="ce20" table:formula="of:=[.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5">
          <table:table-cell table:style-name="ce20" table:formula="of:=[.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5">
          <table:table-cell table:style-name="ce20" table:formula="of:=[.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5">
          <table:table-cell table:style-name="ce20" table:formula="of:=[.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5">
          <table:table-cell table:style-name="ce20" table:formula="of:=[.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5">
          <table:table-cell table:style-name="ce20" table:formula="of:=[.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5">
          <table:table-cell table:style-name="ce20" table:formula="of:=[.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5">
          <table:table-cell table:style-name="ce20" table:formula="of:=[.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5">
          <table:table-cell table:style-name="ce20" table:formula="of:=[.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5">
          <table:table-cell table:style-name="ce20" table:formula="of:=[.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5">
          <table:table-cell table:style-name="ce20" table:formula="of:=[.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5">
          <table:table-cell table:style-name="ce20" table:formula="of:=[.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5">
          <table:table-cell table:style-name="ce20" table:formula="of:=[.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5">
          <table:table-cell table:style-name="ce20" table:formula="of:=[.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5">
          <table:table-cell table:style-name="ce20" table:formula="of:=[.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5">
          <table:table-cell table:style-name="ce20" table:formula="of:=[.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5">
          <table:table-cell table:style-name="ce20" table:formula="of:=[.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5">
          <table:table-cell table:style-name="ce20" table:formula="of:=[.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5">
          <table:table-cell table:style-name="ce20" table:formula="of:=[.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5">
          <table:table-cell table:style-name="ce20" table:formula="of:=[.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5">
          <table:table-cell table:style-name="ce20" table:formula="of:=[.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5">
          <table:table-cell table:style-name="ce20" table:formula="of:=[.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5">
          <table:table-cell table:style-name="ce20" table:formula="of:=[.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5">
          <table:table-cell table:style-name="ce20" table:formula="of:=[.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5">
          <table:table-cell table:style-name="ce20" table:formula="of:=[.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5">
          <table:table-cell table:style-name="ce20" table:formula="of:=[.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5">
          <table:table-cell table:style-name="ce20" table:formula="of:=[.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5">
          <table:table-cell table:style-name="ce20" table:formula="of:=[.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5">
          <table:table-cell table:style-name="ce20" table:formula="of:=[.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5">
          <table:table-cell table:style-name="ce20" table:formula="of:=[.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5">
          <table:table-cell table:style-name="ce20" table:formula="of:=[.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5">
          <table:table-cell table:style-name="ce20" table:formula="of:=[.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5">
          <table:table-cell table:style-name="ce20" table:formula="of:=[.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5">
          <table:table-cell table:style-name="ce20" table:formula="of:=[.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5">
          <table:table-cell table:style-name="ce20" table:formula="of:=[.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5">
          <table:table-cell table:style-name="ce20" table:formula="of:=[.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5">
          <table:table-cell table:style-name="ce20" table:formula="of:=[.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5">
          <table:table-cell table:style-name="ce20" table:formula="of:=[.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5">
          <table:table-cell table:style-name="ce20" table:formula="of:=[.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5">
          <table:table-cell table:style-name="ce20" table:formula="of:=[.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5">
          <table:table-cell table:style-name="ce20" table:formula="of:=[.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5">
          <table:table-cell table:style-name="ce20" table:formula="of:=[.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5">
          <table:table-cell table:style-name="ce20" table:formula="of:=[.A103]+1" office:value-type="float" office:value="101">
            <text:p>101</text:p>
          </table:table-cell>
          <table:table-cell table:number-columns-repeated="2"/>
          <table:table-cell table:style-name="ce21" table:number-columns-repeated="3"/>
          <table:table-cell table:number-columns-repeated="1018"/>
        </table:table-row>
        <table:table-row table:style-name="ro15">
          <table:table-cell table:style-name="ce20" table:formula="of:=[.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5">
          <table:table-cell table:style-name="ce20" table:formula="of:=[.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5">
          <table:table-cell table:style-name="ce20" table:formula="of:=[.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5">
          <table:table-cell table:style-name="ce20" table:formula="of:=[.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5">
          <table:table-cell table:style-name="ce20" table:formula="of:=[.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5">
          <table:table-cell table:style-name="ce20" table:formula="of:=[.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5">
          <table:table-cell table:style-name="ce20" table:formula="of:=[.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5">
          <table:table-cell table:style-name="ce20" table:formula="of:=[.A111]+1" office:value-type="float" office:value="109">
            <text:p>109</text:p>
          </table:table-cell>
          <table:table-cell table:number-columns-repeated="2"/>
          <table:table-cell table:style-name="ce21" table:number-columns-repeated="3"/>
          <table:table-cell table:number-columns-repeated="1018"/>
        </table:table-row>
        <table:table-row table:style-name="ro15">
          <table:table-cell table:style-name="ce20" table:formula="of:=[.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5">
          <table:table-cell table:style-name="ce20" table:formula="of:=[.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5">
          <table:table-cell table:style-name="ce20" table:formula="of:=[.A114]+1" office:value-type="float" office:value="112">
            <text:p>112</text:p>
          </table:table-cell>
          <table:table-cell table:number-columns-repeated="2"/>
          <table:table-cell table:style-name="ce21" table:number-columns-repeated="3"/>
          <table:table-cell table:number-columns-repeated="1018"/>
        </table:table-row>
        <table:table-row table:style-name="ro15">
          <table:table-cell table:style-name="ce20" table:formula="of:=[.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5">
          <table:table-cell table:style-name="ce20" table:formula="of:=[.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5">
          <table:table-cell table:style-name="ce20" table:formula="of:=[.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5">
          <table:table-cell table:style-name="ce20" table:formula="of:=[.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5">
          <table:table-cell table:style-name="ce20" table:formula="of:=[.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5">
          <table:table-cell table:style-name="ce20" table:formula="of:=[.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5">
          <table:table-cell table:style-name="ce20" table:formula="of:=[.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5">
          <table:table-cell table:style-name="ce20" table:formula="of:=[.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5">
          <table:table-cell table:style-name="ce20" table:formula="of:=[.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5">
          <table:table-cell table:style-name="ce20" table:formula="of:=[.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5">
          <table:table-cell table:style-name="ce20" table:formula="of:=[.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5">
          <table:table-cell table:style-name="ce20" table:formula="of:=[.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5">
          <table:table-cell table:style-name="ce20" table:formula="of:=[.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5">
          <table:table-cell table:style-name="ce20" table:formula="of:=[.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5">
          <table:table-cell table:style-name="ce20" table:formula="of:=[.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5">
          <table:table-cell table:style-name="ce20" table:formula="of:=[.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5">
          <table:table-cell table:style-name="ce20" table:formula="of:=[.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5">
          <table:table-cell table:style-name="ce20" table:formula="of:=[.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5">
          <table:table-cell table:style-name="ce20" table:formula="of:=[.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5">
          <table:table-cell table:style-name="ce20" table:formula="of:=[.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5">
          <table:table-cell table:style-name="ce20" table:formula="of:=[.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5">
          <table:table-cell table:style-name="ce20" table:formula="of:=[.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5">
          <table:table-cell table:style-name="ce20" table:formula="of:=[.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5">
          <table:table-cell table:style-name="ce20" table:formula="of:=[.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5">
          <table:table-cell table:style-name="ce20" table:formula="of:=[.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5">
          <table:table-cell table:style-name="ce20" table:formula="of:=[.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5">
          <table:table-cell table:style-name="ce20" table:formula="of:=[.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5">
          <table:table-cell table:style-name="ce20" table:formula="of:=[.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5">
          <table:table-cell table:style-name="ce20" table:formula="of:=[.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5">
          <table:table-cell table:style-name="ce20" table:formula="of:=[.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5">
          <table:table-cell table:style-name="ce20" table:formula="of:=[.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5">
          <table:table-cell table:style-name="ce20" table:formula="of:=[.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5">
          <table:table-cell table:style-name="ce20" table:formula="of:=[.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5">
          <table:table-cell table:style-name="ce20" table:formula="of:=[.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5">
          <table:table-cell table:style-name="ce20" table:formula="of:=[.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5">
          <table:table-cell table:style-name="ce20" table:formula="of:=[.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5">
          <table:table-cell table:style-name="ce20" table:formula="of:=[.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5">
          <table:table-cell table:style-name="ce20" table:formula="of:=[.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5">
          <table:table-cell table:style-name="ce20" table:formula="of:=[.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5">
          <table:table-cell table:style-name="ce20" table:formula="of:=[.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5">
          <table:table-cell table:style-name="ce20" table:formula="of:=[.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5">
          <table:table-cell table:style-name="ce20" table:formula="of:=[.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5">
          <table:table-cell table:style-name="ce20" table:formula="of:=[.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5">
          <table:table-cell table:style-name="ce20" table:formula="of:=[.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5">
          <table:table-cell table:style-name="ce20" table:formula="of:=[.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5">
          <table:table-cell table:style-name="ce20" table:formula="of:=[.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5">
          <table:table-cell table:style-name="ce20" table:formula="of:=[.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5">
          <table:table-cell table:style-name="ce20" table:formula="of:=[.A162]+1" office:value-type="float" office:value="160">
            <text:p>160</text:p>
          </table:table-cell>
          <table:table-cell table:number-columns-repeated="2"/>
          <table:table-cell table:style-name="ce21" table:number-columns-repeated="3"/>
          <table:table-cell table:number-columns-repeated="1018"/>
        </table:table-row>
        <table:table-row table:style-name="ro15">
          <table:table-cell table:style-name="ce20" table:formula="of:=[.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5">
          <table:table-cell table:style-name="ce20" table:formula="of:=[.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5">
          <table:table-cell table:style-name="ce20" table:formula="of:=[.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5">
          <table:table-cell table:style-name="ce20" table:formula="of:=[.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5">
          <table:table-cell table:style-name="ce20" table:formula="of:=[.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5">
          <table:table-cell table:style-name="ce20" table:formula="of:=[.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5">
          <table:table-cell table:style-name="ce20" table:formula="of:=[.A169]+1" office:value-type="float" office:value="167">
            <text:p>167</text:p>
          </table:table-cell>
          <table:table-cell table:number-columns-repeated="2"/>
          <table:table-cell table:style-name="ce21" table:number-columns-repeated="3"/>
          <table:table-cell table:number-columns-repeated="1018"/>
        </table:table-row>
        <table:table-row table:style-name="ro15">
          <table:table-cell table:style-name="ce20" table:formula="of:=[.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5">
          <table:table-cell table:style-name="ce20" table:formula="of:=[.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5">
          <table:table-cell table:style-name="ce20" table:formula="of:=[.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5">
          <table:table-cell table:style-name="ce20" table:formula="of:=[.A173]+1" office:value-type="float" office:value="171">
            <text:p>171</text:p>
          </table:table-cell>
          <table:table-cell table:number-columns-repeated="2"/>
          <table:table-cell table:style-name="ce21" table:number-columns-repeated="3"/>
          <table:table-cell table:number-columns-repeated="1018"/>
        </table:table-row>
        <table:table-row table:style-name="ro15">
          <table:table-cell table:style-name="ce20" table:formula="of:=[.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5">
          <table:table-cell table:style-name="ce20" table:formula="of:=[.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5">
          <table:table-cell table:style-name="ce20" table:formula="of:=[.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5">
          <table:table-cell table:style-name="ce20" table:formula="of:=[.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5">
          <table:table-cell table:style-name="ce20" table:formula="of:=[.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5">
          <table:table-cell table:style-name="ce20" table:formula="of:=[.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5">
          <table:table-cell table:style-name="ce20" table:formula="of:=[.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5">
          <table:table-cell table:style-name="ce20" table:formula="of:=[.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5">
          <table:table-cell table:style-name="ce20" table:formula="of:=[.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5">
          <table:table-cell table:style-name="ce20" table:formula="of:=[.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5">
          <table:table-cell table:style-name="ce20" table:formula="of:=[.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5">
          <table:table-cell table:style-name="ce20" table:formula="of:=[.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5">
          <table:table-cell table:style-name="ce20" table:formula="of:=[.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5">
          <table:table-cell table:style-name="ce20" table:formula="of:=[.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5">
          <table:table-cell table:style-name="ce20" table:formula="of:=[.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5">
          <table:table-cell table:style-name="ce20" table:formula="of:=[.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5">
          <table:table-cell table:style-name="ce20" table:formula="of:=[.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5">
          <table:table-cell table:style-name="ce20" table:formula="of:=[.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5">
          <table:table-cell table:style-name="ce20" table:formula="of:=[.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5">
          <table:table-cell table:style-name="ce20" table:formula="of:=[.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5">
          <table:table-cell table:style-name="ce20" table:formula="of:=[.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5">
          <table:table-cell table:style-name="ce20" table:formula="of:=[.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5">
          <table:table-cell table:style-name="ce20" table:formula="of:=[.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5">
          <table:table-cell table:style-name="ce20" table:formula="of:=[.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5">
          <table:table-cell table:style-name="ce20" table:formula="of:=[.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5">
          <table:table-cell table:style-name="ce20" table:formula="of:=[.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5">
          <table:table-cell table:style-name="ce20" table:formula="of:=[.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5">
          <table:table-cell table:style-name="ce20" table:formula="of:=[.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5">
          <table:table-cell table:style-name="ce20" table:formula="of:=[.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5">
          <table:table-cell table:style-name="ce20" table:formula="of:=[.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5">
          <table:table-cell table:style-name="ce20" table:formula="of:=[.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5">
          <table:table-cell table:style-name="ce20" table:formula="of:=[.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5">
          <table:table-cell table:style-name="ce20" table:formula="of:=[.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5">
          <table:table-cell table:style-name="ce20" table:formula="of:=[.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5">
          <table:table-cell table:style-name="ce20" table:formula="of:=[.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5">
          <table:table-cell table:style-name="ce20" table:formula="of:=[.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5">
          <table:table-cell table:style-name="ce20" table:formula="of:=[.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5">
          <table:table-cell table:style-name="ce20" table:formula="of:=[.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5">
          <table:table-cell table:style-name="ce20" table:formula="of:=[.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5">
          <table:table-cell table:style-name="ce20" table:formula="of:=[.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5">
          <table:table-cell table:style-name="ce20" table:formula="of:=[.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5">
          <table:table-cell table:style-name="ce20" table:formula="of:=[.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5">
          <table:table-cell table:style-name="ce20" table:formula="of:=[.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5">
          <table:table-cell table:style-name="ce20" table:formula="of:=[.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5">
          <table:table-cell table:style-name="ce20" table:formula="of:=[.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5">
          <table:table-cell table:style-name="ce20" table:formula="of:=[.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5">
          <table:table-cell table:style-name="ce20" table:formula="of:=[.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5">
          <table:table-cell table:style-name="ce20" table:formula="of:=[.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5">
          <table:table-cell table:style-name="ce20" table:formula="of:=[.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5">
          <table:table-cell table:style-name="ce20" table:formula="of:=[.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5">
          <table:table-cell table:style-name="ce20" table:formula="of:=[.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5">
          <table:table-cell table:style-name="ce20" table:formula="of:=[.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5">
          <table:table-cell table:style-name="ce20" table:formula="of:=[.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5">
          <table:table-cell table:style-name="ce20" table:formula="of:=[.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5">
          <table:table-cell table:style-name="ce20" table:formula="of:=[.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5">
          <table:table-cell table:style-name="ce20" table:formula="of:=[.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5">
          <table:table-cell table:style-name="ce20" table:formula="of:=[.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5">
          <table:table-cell table:style-name="ce20" table:formula="of:=[.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5">
          <table:table-cell table:style-name="ce20" table:formula="of:=[.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5">
          <table:table-cell table:style-name="ce20" table:formula="of:=[.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5">
          <table:table-cell table:style-name="ce20" table:formula="of:=[.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5">
          <table:table-cell table:style-name="ce20" table:formula="of:=[.A235]+1" office:value-type="float" office:value="233">
            <text:p>233</text:p>
          </table:table-cell>
          <table:table-cell table:number-columns-repeated="2"/>
          <table:table-cell table:style-name="ce21" table:number-columns-repeated="3"/>
          <table:table-cell table:number-columns-repeated="1018"/>
        </table:table-row>
        <table:table-row table:style-name="ro15">
          <table:table-cell table:style-name="ce20" table:formula="of:=[.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5">
          <table:table-cell table:style-name="ce20" table:formula="of:=[.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5">
          <table:table-cell table:style-name="ce20" table:formula="of:=[.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5">
          <table:table-cell table:style-name="ce20" table:formula="of:=[.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5">
          <table:table-cell table:style-name="ce20" table:formula="of:=[.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5">
          <table:table-cell table:style-name="ce20" table:formula="of:=[.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5">
          <table:table-cell table:style-name="ce20" table:formula="of:=[.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5">
          <table:table-cell table:style-name="ce20" table:formula="of:=[.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5">
          <table:table-cell table:style-name="ce20" table:formula="of:=[.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5">
          <table:table-cell table:style-name="ce20" table:formula="of:=[.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5">
          <table:table-cell table:style-name="ce20" table:formula="of:=[.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5">
          <table:table-cell table:style-name="ce20" table:formula="of:=[.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5">
          <table:table-cell table:style-name="ce20" table:formula="of:=[.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5">
          <table:table-cell table:style-name="ce20" table:formula="of:=[.A249]+1" office:value-type="float" office:value="247">
            <text:p>247</text:p>
          </table:table-cell>
          <table:table-cell table:number-columns-repeated="2"/>
          <table:table-cell table:style-name="ce21" table:number-columns-repeated="3"/>
          <table:table-cell table:number-columns-repeated="1018"/>
        </table:table-row>
        <table:table-row table:style-name="ro15">
          <table:table-cell table:style-name="ce20" table:formula="of:=[.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5">
          <table:table-cell table:style-name="ce20" table:formula="of:=[.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5">
          <table:table-cell table:style-name="ce20" table:formula="of:=[.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5">
          <table:table-cell table:style-name="ce20" table:formula="of:=[.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5">
          <table:table-cell table:style-name="ce20" table:formula="of:=[.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5">
          <table:table-cell table:style-name="ce20" table:formula="of:=[.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5">
          <table:table-cell table:style-name="ce20" table:formula="of:=[.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5">
          <table:table-cell table:style-name="ce20" table:formula="of:=[.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5">
          <table:table-cell table:style-name="ce20" table:formula="of:=[.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5">
          <table:table-cell table:style-name="ce20" table:formula="of:=[.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5">
          <table:table-cell table:style-name="ce20" table:formula="of:=[.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5">
          <table:table-cell table:style-name="ce20" table:formula="of:=[.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5">
          <table:table-cell table:style-name="ce20" table:formula="of:=[.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5">
          <table:table-cell table:style-name="ce20" table:formula="of:=[.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5">
          <table:table-cell table:style-name="ce20" table:formula="of:=[.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5">
          <table:table-cell table:style-name="ce20" table:formula="of:=[.A265]+1" office:value-type="float" office:value="263">
            <text:p>263</text:p>
          </table:table-cell>
          <table:table-cell table:number-columns-repeated="2"/>
          <table:table-cell table:style-name="ce21" table:number-columns-repeated="3"/>
          <table:table-cell table:number-columns-repeated="1018"/>
        </table:table-row>
        <table:table-row table:style-name="ro15">
          <table:table-cell table:style-name="ce20" table:formula="of:=[.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5">
          <table:table-cell table:style-name="ce20" table:formula="of:=[.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5">
          <table:table-cell table:style-name="ce20" table:formula="of:=[.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5">
          <table:table-cell table:style-name="ce20" table:formula="of:=[.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5">
          <table:table-cell table:style-name="ce20" table:formula="of:=[.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5">
          <table:table-cell table:style-name="ce20" table:formula="of:=[.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5">
          <table:table-cell table:style-name="ce20" table:formula="of:=[.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5">
          <table:table-cell table:style-name="ce20" table:formula="of:=[.A273]+1" office:value-type="float" office:value="271">
            <text:p>271</text:p>
          </table:table-cell>
          <table:table-cell table:number-columns-repeated="2"/>
          <table:table-cell table:style-name="ce21" table:number-columns-repeated="3"/>
          <table:table-cell table:number-columns-repeated="1018"/>
        </table:table-row>
        <table:table-row table:style-name="ro15">
          <table:table-cell table:style-name="ce20" table:formula="of:=[.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5">
          <table:table-cell table:style-name="ce20" table:formula="of:=[.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5">
          <table:table-cell table:style-name="ce20" table:formula="of:=[.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5">
          <table:table-cell table:style-name="ce20" table:formula="of:=[.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5">
          <table:table-cell table:style-name="ce20" table:formula="of:=[.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5">
          <table:table-cell table:style-name="ce20" table:formula="of:=[.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5">
          <table:table-cell table:style-name="ce20" table:formula="of:=[.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5">
          <table:table-cell table:style-name="ce20" table:formula="of:=[.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5">
          <table:table-cell table:style-name="ce20" table:formula="of:=[.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5">
          <table:table-cell table:style-name="ce20" table:formula="of:=[.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5">
          <table:table-cell table:style-name="ce20" table:formula="of:=[.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5">
          <table:table-cell table:style-name="ce20" table:formula="of:=[.A285]+1" office:value-type="float" office:value="283">
            <text:p>283</text:p>
          </table:table-cell>
          <table:table-cell table:number-columns-repeated="2"/>
          <table:table-cell table:style-name="ce21" table:number-columns-repeated="3"/>
          <table:table-cell table:number-columns-repeated="1018"/>
        </table:table-row>
        <table:table-row table:style-name="ro15">
          <table:table-cell table:style-name="ce20" table:formula="of:=[.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5">
          <table:table-cell table:style-name="ce20" table:formula="of:=[.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5">
          <table:table-cell table:style-name="ce20" table:formula="of:=[.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5">
          <table:table-cell table:style-name="ce20" table:formula="of:=[.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5">
          <table:table-cell table:style-name="ce20" table:formula="of:=[.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5">
          <table:table-cell table:style-name="ce20" table:formula="of:=[.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5">
          <table:table-cell table:style-name="ce20" table:formula="of:=[.A292]+1" office:value-type="float" office:value="290">
            <text:p>290</text:p>
          </table:table-cell>
          <table:table-cell table:number-columns-repeated="2"/>
          <table:table-cell table:style-name="ce21" table:number-columns-repeated="3"/>
          <table:table-cell table:number-columns-repeated="1018"/>
        </table:table-row>
        <table:table-row table:style-name="ro15">
          <table:table-cell table:style-name="ce20" table:formula="of:=[.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5">
          <table:table-cell table:style-name="ce20" table:formula="of:=[.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5">
          <table:table-cell table:style-name="ce20" table:formula="of:=[.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5">
          <table:table-cell table:style-name="ce20" table:formula="of:=[.A296]+1" office:value-type="float" office:value="294">
            <text:p>294</text:p>
          </table:table-cell>
          <table:table-cell table:number-columns-repeated="2"/>
          <table:table-cell table:style-name="ce21" table:number-columns-repeated="3"/>
          <table:table-cell table:number-columns-repeated="1018"/>
        </table:table-row>
        <table:table-row table:style-name="ro15">
          <table:table-cell table:style-name="ce20" table:formula="of:=[.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5">
          <table:table-cell table:style-name="ce20" table:formula="of:=[.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5">
          <table:table-cell table:style-name="ce20" table:formula="of:=[.A299]+1" office:value-type="float" office:value="297">
            <text:p>297</text:p>
          </table:table-cell>
          <table:table-cell table:number-columns-repeated="2"/>
          <table:table-cell table:style-name="ce21" table:number-columns-repeated="3"/>
          <table:table-cell table:number-columns-repeated="1018"/>
        </table:table-row>
        <table:table-row table:style-name="ro15">
          <table:table-cell table:style-name="ce20" table:formula="of:=[.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5">
          <table:table-cell table:style-name="ce20" table:formula="of:=[.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5">
          <table:table-cell table:style-name="ce20" table:formula="of:=[.A302]+1" office:value-type="float" office:value="300">
            <text:p>300</text:p>
          </table:table-cell>
          <table:table-cell table:number-columns-repeated="2"/>
          <table:table-cell table:style-name="ce21" table:number-columns-repeated="3"/>
          <table:table-cell table:number-columns-repeated="1018"/>
        </table:table-row>
        <table:table-row table:style-name="ro15">
          <table:table-cell table:style-name="ce20" table:formula="of:=[.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5">
          <table:table-cell table:style-name="ce20" table:formula="of:=[.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5">
          <table:table-cell table:style-name="ce20" table:formula="of:=[.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5">
          <table:table-cell table:style-name="ce20" table:formula="of:=[.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5">
          <table:table-cell table:style-name="ce20" table:formula="of:=[.A307]+1" office:value-type="float" office:value="305">
            <text:p>305</text:p>
          </table:table-cell>
          <table:table-cell table:number-columns-repeated="2"/>
          <table:table-cell table:style-name="ce21" table:number-columns-repeated="3"/>
          <table:table-cell table:number-columns-repeated="1018"/>
        </table:table-row>
        <table:table-row table:style-name="ro15">
          <table:table-cell table:style-name="ce20" table:formula="of:=[.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5">
          <table:table-cell table:style-name="ce20" table:formula="of:=[.A309]+1" office:value-type="float" office:value="307">
            <text:p>307</text:p>
          </table:table-cell>
          <table:table-cell table:number-columns-repeated="2"/>
          <table:table-cell table:style-name="ce21" table:number-columns-repeated="3"/>
          <table:table-cell table:number-columns-repeated="1018"/>
        </table:table-row>
        <table:table-row table:style-name="ro15">
          <table:table-cell table:style-name="ce20" table:formula="of:=[.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5">
          <table:table-cell table:style-name="ce20" table:formula="of:=[.A311]+1" office:value-type="float" office:value="309">
            <text:p>309</text:p>
          </table:table-cell>
          <table:table-cell table:number-columns-repeated="2"/>
          <table:table-cell table:style-name="ce21" table:number-columns-repeated="3"/>
          <table:table-cell table:number-columns-repeated="1018"/>
        </table:table-row>
        <table:table-row table:style-name="ro15">
          <table:table-cell table:style-name="ce20" table:formula="of:=[.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5">
          <table:table-cell table:style-name="ce20" table:formula="of:=[.A313]+1" office:value-type="float" office:value="311">
            <text:p>311</text:p>
          </table:table-cell>
          <table:table-cell table:number-columns-repeated="2"/>
          <table:table-cell table:style-name="ce21" table:number-columns-repeated="3"/>
          <table:table-cell table:number-columns-repeated="1018"/>
        </table:table-row>
        <table:table-row table:style-name="ro15">
          <table:table-cell table:style-name="ce20" table:formula="of:=[.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5">
          <table:table-cell table:style-name="ce20" table:formula="of:=[.A315]+1" office:value-type="float" office:value="313">
            <text:p>313</text:p>
          </table:table-cell>
          <table:table-cell table:number-columns-repeated="2"/>
          <table:table-cell table:style-name="ce21" table:number-columns-repeated="3"/>
          <table:table-cell table:number-columns-repeated="1018"/>
        </table:table-row>
        <table:table-row table:style-name="ro15">
          <table:table-cell table:style-name="ce20" table:formula="of:=[.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5">
          <table:table-cell table:style-name="ce20" table:formula="of:=[.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6">26/04/2009</text:date>, <text:time>21:55:25</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87</meta:editing-cycles>
    <meta:creation-date>2008-05-04T10:18:05</meta:creation-date>
    <dc:date>2009-04-26T21:55:25</dc:date>
    <dc:creator>Giuseppe Castagno</dc:creator>
    <meta:editing-duration>PT13H19M34S</meta:editing-duration>
    <meta:document-statistic meta:table-count="6" meta:cell-count="1060"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